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 table:number-rows-repeated="10480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00-00-00</text:date>, <text:time style:data-style-name="N2" text:time-value="01:08:00.705118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0T02:21:19.162836959</dc:date>
    <meta:editing-duration>P18DT7H44M19S</meta:editing-duration>
    <meta:editing-cycles>243</meta:editing-cycles>
    <meta:document-statistic meta:table-count="5" meta:cell-count="4485" meta:object-count="0"/>
  </office:meta>
</office:document-meta>
</file>